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image/jpeg" manifest:full-path="Pictures/100000000000016D000000D78A6727EF.jpg"/>
  <manifest:file-entry manifest:media-type="" manifest:full-path="Pictures/20000017000008FE0000064ECB889998.svm"/>
  <manifest:file-entry manifest:media-type="" manifest:full-path="Pictures/2000001300000BFE000006693FC029A7.svm"/>
  <manifest:file-entry manifest:media-type="" manifest:full-path="Pictures/200000140000073D000004F714EF0832.svm"/>
  <manifest:file-entry manifest:media-type="" manifest:full-path="Pictures/200000180000093300000669DB445A9A.svm"/>
  <manifest:file-entry manifest:media-type="" manifest:full-path="Pictures/200000110000043D00000408D2109836.svm"/>
  <manifest:file-entry manifest:media-type="" manifest:full-path="Pictures/2000001E00000CD100000669FC887E0D.svm"/>
  <manifest:file-entry manifest:media-type="" manifest:full-path="Pictures/200000130000064E00000408D0E52087.svm"/>
  <manifest:file-entry manifest:media-type="image/png" manifest:full-path="Pictures/100000000000000800000008913C8356.png"/>
  <manifest:file-entry manifest:media-type="" manifest:full-path="Pictures/2000001A00000C18000006D3694AA3EA.svm"/>
  <manifest:file-entry manifest:media-type="" manifest:full-path="Pictures/200000170000084500000722B989B69D.svm"/>
  <manifest:file-entry manifest:media-type="" manifest:full-path="Pictures/2000001500000C18000006695ECF1F8B.svm"/>
  <manifest:file-entry manifest:media-type="image/jpeg" manifest:full-path="Pictures/10000000000000730000007959A73318.jpg"/>
  <manifest:file-entry manifest:media-type="" manifest:full-path="Pictures/2000001A00000DA500000669AB6511E9.svm"/>
  <manifest:file-entry manifest:media-type="image/jpeg" manifest:full-path="Pictures/100000000000016D000000C1429E29C7.jpg"/>
  <manifest:file-entry manifest:media-type="" manifest:full-path="Pictures/20000013000005FF0000030067B687D9.svm"/>
  <manifest:file-entry manifest:media-type="image/jpeg" manifest:full-path="Pictures/10000000000000F9000000D7864A333F.jpg"/>
  <manifest:file-entry manifest:media-type="" manifest:full-path="Pictures/20000018000009D200000669C4C6226C.svm"/>
  <manifest:file-entry manifest:media-type="" manifest:full-path="Pictures/2000001700000845000006696657A0EA.svm"/>
  <manifest:file-entry manifest:media-type="" manifest:full-path="Pictures/2000001A00000CD100000669AF263BAB.svm"/>
  <manifest:file-entry manifest:media-type="" manifest:full-path="Pictures/200000150000064E000007221AB6DAB5.svm"/>
  <manifest:file-entry manifest:media-type="" manifest:full-path="Pictures/200000130000064E0000047260F7BDA4.svm"/>
  <manifest:file-entry manifest:media-type="" manifest:full-path="Pictures/2000001A00000D0600000669D902936C.svm"/>
  <manifest:file-entry manifest:media-type="" manifest:full-path="Pictures/20000012000005110000030076AC0FE1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none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visible" draw:shadow-offset-x="0.212cm" draw:shadow-offset-y="0.212cm" draw:shadow-color="#808080" draw:shadow-opacity="50%"/>
    </style:style>
    <style:style style:name="gr3" style:family="graphic" style:parent-style-name="standard">
      <style:graphic-properties draw:stroke="none" draw:fill="solid" draw:fill-color="#ffffff" draw:opacity="0%" draw:textarea-horizontal-align="justify" draw:textarea-vertical-align="middle" draw:auto-grow-height="false" fo:min-height="0cm" fo:min-width="0cm" draw:shadow-opacity="0%"/>
    </style:style>
    <style:style style:name="gr4" style:family="graphic" style:parent-style-name="standard">
      <style:graphic-properties draw:fill="none" draw:textarea-horizontal-align="center" draw:textarea-vertical-align="middle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svg:stroke-width="0.03cm" svg:stroke-color="#ff0000" draw:marker-start-width="0.35cm" draw:marker-end-width="0.35cm" draw:textarea-horizontal-align="center" draw:textarea-vertical-align="middle" fo:padding-top="0.14cm" fo:padding-bottom="0.14cm" fo:padding-left="0.265cm" fo:padding-right="0.265cm"/>
    </style:style>
    <style:style style:name="gr7" style:family="graphic" style:parent-style-name="standard">
      <style:graphic-properties svg:stroke-width="0.03cm" svg:stroke-color="#ff0000" draw:marker-start-width="0.36cm" draw:marker-end-width="0.36cm" draw:fill="solid" draw:fill-color="#ffff00" draw:textarea-horizontal-align="center" draw:textarea-vertical-align="middle" fo:padding-top="0.14cm" fo:padding-bottom="0.14cm" fo:padding-left="0.265cm" fo:padding-right="0.265cm"/>
    </style:style>
    <style:style style:name="gr8" style:family="graphic" style:parent-style-name="standard">
      <style:graphic-properties draw:stroke="none" draw:fill="none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fill="bitmap" draw:fill-image-name="Empty" draw:textarea-horizontal-align="center" draw:textarea-vertical-align="middle"/>
    </style:style>
    <style:style style:name="gr10" style:family="graphic" style:parent-style-name="standard">
      <style:graphic-properties draw:fill="solid" draw:fill-color="#ffffff" draw:textarea-horizontal-align="center" draw:textarea-vertical-align="middle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12" style:family="graphic" style:parent-style-name="standard">
      <style:graphic-properties draw:marker-end="Arrow" draw:marker-end-width="0.3cm" draw:textarea-horizontal-align="center" draw:textarea-vertical-align="middle"/>
    </style:style>
    <style:style style:name="gr13" style:family="graphic" style:parent-style-name="standard">
      <style:graphic-properties svg:stroke-width="0.08cm" draw:marker-start-width="0.26cm" draw:marker-end="Arrow" draw:marker-end-width="0.26cm" draw:textarea-horizontal-align="center" draw:textarea-vertical-align="middle" fo:padding-top="0.165cm" fo:padding-bottom="0.165cm" fo:padding-left="0.29cm" fo:padding-right="0.29cm"/>
    </style:style>
    <style:style style:name="gr14" style:family="graphic" style:parent-style-name="standard">
      <style:graphic-properties draw:fill="none" draw:textarea-horizontal-align="justify" draw:textarea-vertical-align="middle" draw:auto-grow-height="false" fo:min-height="0cm" fo:min-width="0cm"/>
    </style:style>
    <style:style style:name="gr15" style:family="graphic" style:parent-style-name="standard">
      <style:graphic-properties draw:stroke="none" draw:fill="none" draw:textarea-horizontal-align="center" draw:textarea-vertical-align="middle"/>
    </style:style>
    <style:style style:name="gr16" style:family="graphic" style:parent-style-name="standard">
      <style:graphic-properties draw:marker-start-width="0.2cm" draw:marker-end="Arrow" draw:marker-end-width="0.2cm" draw:textarea-horizontal-align="center" draw:textarea-vertical-align="middle"/>
    </style:style>
    <style:style style:name="gr17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6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fo:text-align="center" fo:text-indent="0cm"/>
      <style:text-properties fo:font-size="7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align="center" fo:text-indent="0cm"/>
      <style:text-properties fo:font-size="8pt"/>
    </style:style>
    <style:style style:name="P6" style:family="paragraph">
      <style:paragraph-properties fo:margin-left="0cm" fo:margin-right="0cm" fo:text-align="center" fo:text-indent="0cm"/>
      <style:text-properties fo:font-size="16pt"/>
    </style:style>
    <style:style style:name="P7" style:family="paragraph">
      <style:paragraph-properties fo:margin-left="0cm" fo:margin-right="0cm" fo:text-align="center" fo:text-indent="0cm"/>
      <style:text-properties fo:font-size="9pt"/>
    </style:style>
    <style:style style:name="P8" style:family="paragraph">
      <style:paragraph-properties fo:margin-left="0.6cm" fo:margin-right="0cm" fo:text-indent="-0.6cm"/>
    </style:style>
    <style:style style:name="T1" style:family="text">
      <style:text-properties fo:font-size="16pt"/>
    </style:style>
    <style:style style:name="T2" style:family="text">
      <style:text-properties fo:font-size="7pt"/>
    </style:style>
    <style:style style:name="T3" style:family="text">
      <style:text-properties fo:font-size="8pt"/>
    </style:style>
    <style:style style:name="T4" style:family="text">
      <style:text-properties fo:font-family="'Albany AMT'" style:font-pitch="variable" fo:font-size="9pt" style:font-family-asian="'Albany AMT'" style:font-pitch-asian="variable" style:font-family-complex="'Albany AMT'" style:font-pitch-complex="variable"/>
    </style:style>
    <style:style style:name="T5" style:family="text">
      <style:text-properties fo:font-size="9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1" draw:id="id20" draw:layer="layout" svg:width="5cm" svg:height="1.5cm" svg:x="9.5cm" svg:y="1.2cm">
          <text:p text:style-name="P1">NIST <text:span text:style-name="T1">databas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2" draw:id="id21" draw:layer="layout" svg:width="3.5cm" svg:height="3.381cm" svg:x="5.2cm" svg:y="3.0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473cm" svg:height="0.471cm" svg:x="5.386cm" svg:y="4.151cm">
          <text:p text:style-name="P1"><text:span text:style-name="T2">50</text:span></text:p>
          <text:p text:style-name="P1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472cm" svg:height="0.471cm" svg:x="5.292cm" svg:y="3.244cm">
          <text:p text:style-name="P1"><text:span text:style-name="T2">10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472cm" svg:height="0.472cm" svg:x="5.434cm" svg:y="4.609cm">
          <text:p text:style-name="P1"><text:span text:style-name="T2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473cm" svg:height="0.471cm" svg:x="5.669cm" svg:y="4.939cm">
          <text:p text:style-name="P1"><text:span text:style-name="T2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472cm" svg:height="0.471cm" svg:x="6.945cm" svg:y="4.939cm">
          <text:p text:style-name="P1"><text:span text:style-name="T2">5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472cm" svg:height="0.471cm" svg:x="8.174cm" svg:y="4.939cm">
          <text:p text:style-name="P1"><text:span text:style-name="T2">100</text:span></text:p>
          <draw:enhanced-geometry svg:viewBox="0 0 21600 21600" draw:mirror-horizontal="false" draw:mirror-vertical="false" draw:type="rectangle" draw:enhanced-path="M 0 0 L 21600 0 21600 21600 0 21600 0 0 Z N"/>
        </draw:custom-shape>
        <draw:rect draw:style-name="gr4" draw:text-style-name="P4" draw:layer="layout" svg:width="2.503cm" svg:height="1.46cm" svg:x="5.906cm" svg:y="3.432cm">
          <text:p/>
        </draw:rect>
        <draw:line draw:style-name="gr5" draw:text-style-name="P4" draw:layer="layout" svg:x1="5.811cm" svg:y1="4.186cm" svg:x2="5.882cm" svg:y2="4.186cm">
          <text:p/>
        </draw:line>
        <draw:line draw:style-name="gr5" draw:text-style-name="P4" draw:layer="layout" svg:x1="5.811cm" svg:y1="4.186cm" svg:x2="5.882cm" svg:y2="4.186cm">
          <text:p/>
        </draw:line>
        <draw:line draw:style-name="gr5" draw:text-style-name="P4" draw:layer="layout" svg:x1="5.811cm" svg:y1="3.432cm" svg:x2="5.882cm" svg:y2="3.432cm">
          <text:p/>
        </draw:line>
        <draw:line draw:style-name="gr5" draw:text-style-name="P4" draw:layer="layout" svg:x1="5.811cm" svg:y1="4.892cm" svg:x2="5.882cm" svg:y2="4.892cm">
          <text:p/>
        </draw:line>
        <draw:line draw:style-name="gr5" draw:text-style-name="P4" draw:layer="layout" svg:x1="5.811cm" svg:y1="4.186cm" svg:x2="5.882cm" svg:y2="4.186cm">
          <text:p/>
        </draw:line>
        <draw:line draw:style-name="gr5" draw:text-style-name="P4" draw:layer="layout" svg:x1="5.906cm" svg:y1="4.892cm" svg:x2="5.906cm" svg:y2="4.962cm">
          <text:p/>
        </draw:line>
        <draw:line draw:style-name="gr5" draw:text-style-name="P4" draw:layer="layout" svg:x1="7.134cm" svg:y1="4.892cm" svg:x2="7.134cm" svg:y2="4.962cm">
          <text:p/>
        </draw:line>
        <draw:line draw:style-name="gr5" draw:text-style-name="P4" draw:layer="layout" svg:x1="8.409cm" svg:y1="4.892cm" svg:x2="8.409cm" svg:y2="4.962cm">
          <text:p/>
        </draw:line>
        <draw:line draw:style-name="gr5" draw:text-style-name="P4" draw:layer="layout" svg:x1="8.409cm" svg:y1="4.892cm" svg:x2="8.409cm" svg:y2="4.962cm">
          <text:p/>
        </draw:line>
        <draw:line draw:style-name="gr6" draw:text-style-name="P4" draw:layer="layout" svg:x1="7.701cm" svg:y1="4.884cm" svg:x2="7.701cm" svg:y2="4.648cm">
          <text:p/>
        </draw:line>
        <draw:line draw:style-name="gr6" draw:text-style-name="P4" draw:layer="layout" svg:x1="8.268cm" svg:y1="4.893cm" svg:x2="8.268cm" svg:y2="4.657cm">
          <text:p/>
        </draw:line>
        <draw:line draw:style-name="gr6" draw:text-style-name="P4" draw:layer="layout" svg:x1="6.426cm" svg:y1="4.892cm" svg:x2="6.426cm" svg:y2="4.422cm">
          <text:p/>
        </draw:line>
        <draw:line draw:style-name="gr6" draw:text-style-name="P4" draw:layer="layout" svg:x1="6.473cm" svg:y1="4.892cm" svg:x2="6.473cm" svg:y2="4.657cm">
          <text:p/>
        </draw:line>
        <draw:line draw:style-name="gr7" draw:text-style-name="P4" draw:layer="layout" svg:x1="6.284cm" svg:y1="4.892cm" svg:x2="6.284cm" svg:y2="4.657cm">
          <text:p/>
        </draw:line>
        <draw:line draw:style-name="gr6" draw:text-style-name="P4" draw:layer="layout" svg:x1="6.898cm" svg:y1="4.892cm" svg:x2="6.898cm" svg:y2="4.186cm">
          <text:p/>
        </draw:line>
        <draw:line draw:style-name="gr6" draw:text-style-name="P4" draw:layer="layout" svg:x1="6.992cm" svg:y1="4.892cm" svg:x2="6.992cm" svg:y2="4.422cm">
          <text:p/>
        </draw:line>
        <draw:line draw:style-name="gr6" draw:text-style-name="P4" draw:layer="layout" svg:x1="7.512cm" svg:y1="4.892cm" svg:x2="7.512cm" svg:y2="4.657cm">
          <text:p/>
        </draw:line>
        <draw:line draw:style-name="gr6" draw:text-style-name="P4" draw:layer="layout" svg:x1="7.607cm" svg:y1="4.892cm" svg:x2="7.607cm" svg:y2="3.48cm">
          <text:p/>
        </draw:line>
        <draw:custom-shape draw:style-name="gr8" draw:text-style-name="P5" draw:id="id22" draw:layer="layout" svg:width="2.504cm" svg:height="0.942cm" svg:x="5.911cm" svg:y="5.427cm">
          <text:p text:style-name="P1"><text:span text:style-name="T3">Experimental</text:span><text:span text:style-name="T3"><text:line-break/></text:span><text:span text:style-name="T3">Mass Spectrum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id="id23" draw:layer="layout" svg:width="4.7cm" svg:height="1.5cm" svg:x="9.3cm" svg:y="6.4cm">
          <text:p text:style-name="P1"><text:span text:style-name="T1">Fragmentation</text:span><text:span text:style-name="T1"><text:line-break/></text:span><text:span text:style-name="T1">Generator</text:span></text:p>
          <draw:enhanced-geometry svg:viewBox="0 0 21600 21600" draw:type="rectangle" draw:enhanced-path="M 0 0 L 21600 0 21600 21600 0 21600 0 0 Z N"/>
        </draw:custom-shape>
        <draw:rect draw:style-name="gr9" draw:text-style-name="P4" draw:id="id1" draw:layer="layout" svg:width="0.586cm" svg:height="0.496cm" svg:x="11.329cm" svg:y="8.983cm">
          <text:p/>
        </draw:rect>
        <draw:rect draw:style-name="gr10" draw:text-style-name="P4" draw:id="id2" draw:layer="layout" svg:width="0.586cm" svg:height="0.496cm" svg:x="11.759cm" svg:y="10.04cm">
          <text:p/>
        </draw:rect>
        <draw:rect draw:style-name="gr10" draw:text-style-name="P4" draw:id="id3" draw:layer="layout" svg:width="0.587cm" svg:height="0.496cm" svg:x="10.196cm" svg:y="10.04cm">
          <text:p/>
        </draw:rect>
        <draw:rect draw:style-name="gr10" draw:text-style-name="P4" draw:id="id4" draw:layer="layout" svg:width="0.587cm" svg:height="0.496cm" svg:x="13.129cm" svg:y="10.04cm">
          <text:p/>
        </draw:rect>
        <draw:rect draw:style-name="gr10" draw:text-style-name="P4" draw:id="id5" draw:layer="layout" svg:width="0.586cm" svg:height="0.495cm" svg:x="12.15cm" svg:y="10.965cm">
          <text:p/>
        </draw:rect>
        <draw:rect draw:style-name="gr9" draw:text-style-name="P4" draw:id="id6" draw:layer="layout" svg:width="0.586cm" svg:height="0.495cm" svg:x="11.407cm" svg:y="10.965cm">
          <text:p/>
        </draw:rect>
        <draw:rect draw:style-name="gr9" draw:text-style-name="P4" draw:id="id7" draw:layer="layout" svg:width="0.585cm" svg:height="0.495cm" svg:x="9.767cm" svg:y="10.965cm">
          <text:p/>
        </draw:rect>
        <draw:rect draw:style-name="gr9" draw:text-style-name="P4" draw:id="id8" draw:layer="layout" svg:width="0.585cm" svg:height="0.495cm" svg:x="10.666cm" svg:y="10.965cm">
          <text:p/>
        </draw:rect>
        <draw:rect draw:style-name="gr10" draw:text-style-name="P4" draw:id="id9" draw:layer="layout" svg:width="0.585cm" svg:height="0.495cm" svg:x="13.126cm" svg:y="10.965cm">
          <text:p/>
        </draw:rect>
        <draw:rect draw:style-name="gr10" draw:text-style-name="P4" draw:id="id14" draw:layer="layout" svg:width="0.585cm" svg:height="0.495cm" svg:x="13.126cm" svg:y="11.889cm">
          <text:p/>
        </draw:rect>
        <draw:rect draw:style-name="gr10" draw:text-style-name="P4" draw:id="id13" draw:layer="layout" svg:width="0.585cm" svg:height="0.495cm" svg:x="10.666cm" svg:y="11.889cm">
          <text:p/>
        </draw:rect>
        <draw:rect draw:style-name="gr10" draw:text-style-name="P4" draw:id="id12" draw:layer="layout" svg:width="0.585cm" svg:height="0.495cm" svg:x="9.767cm" svg:y="11.889cm">
          <text:p/>
        </draw:rect>
        <draw:rect draw:style-name="gr10" draw:text-style-name="P4" draw:id="id11" draw:layer="layout" svg:width="0.586cm" svg:height="0.495cm" svg:x="11.407cm" svg:y="11.889cm">
          <text:p/>
        </draw:rect>
        <draw:rect draw:style-name="gr10" draw:text-style-name="P4" draw:id="id10" draw:layer="layout" svg:width="0.586cm" svg:height="0.495cm" svg:x="12.152cm" svg:y="11.889cm">
          <text:p/>
        </draw:rect>
        <draw:connector draw:style-name="gr5" draw:text-style-name="P4" draw:layer="layout" draw:type="line" svg:x1="11.622cm" svg:y1="9.479cm" svg:x2="12.052cm" svg:y2="10.04cm" draw:start-shape="id1" draw:start-glue-point="2" draw:end-shape="id2" draw:end-glue-point="0">
          <text:p/>
        </draw:connector>
        <draw:connector draw:style-name="gr5" draw:text-style-name="P4" draw:layer="layout" draw:type="line" svg:x1="11.622cm" svg:y1="9.479cm" svg:x2="10.489cm" svg:y2="10.04cm" draw:start-shape="id1" draw:start-glue-point="2" draw:end-shape="id3" draw:end-glue-point="0">
          <text:p/>
        </draw:connector>
        <draw:connector draw:style-name="gr5" draw:text-style-name="P4" draw:layer="layout" draw:type="line" svg:x1="11.622cm" svg:y1="9.479cm" svg:x2="13.422cm" svg:y2="10.04cm" draw:start-shape="id1" draw:start-glue-point="2" draw:end-shape="id4" draw:end-glue-point="0">
          <text:p/>
        </draw:connector>
        <draw:connector draw:style-name="gr5" draw:text-style-name="P4" draw:id="id24" draw:layer="layout" draw:type="line" svg:x1="12.052cm" svg:y1="10.536cm" svg:x2="12.443cm" svg:y2="10.965cm" draw:start-shape="id2" draw:start-glue-point="2" draw:end-shape="id5" draw:end-glue-point="0">
          <text:p/>
        </draw:connector>
        <draw:connector draw:style-name="gr5" draw:text-style-name="P4" draw:layer="layout" draw:type="line" svg:x1="12.052cm" svg:y1="10.536cm" svg:x2="11.7cm" svg:y2="10.965cm" draw:start-shape="id2" draw:start-glue-point="2" draw:end-shape="id6" draw:end-glue-point="0">
          <text:p/>
        </draw:connector>
        <draw:connector draw:style-name="gr5" draw:text-style-name="P4" draw:layer="layout" draw:type="line" svg:x1="10.489cm" svg:y1="10.536cm" svg:x2="10.059cm" svg:y2="10.965cm" draw:start-shape="id3" draw:start-glue-point="2" draw:end-shape="id7" draw:end-glue-point="0">
          <text:p/>
        </draw:connector>
        <draw:connector draw:style-name="gr5" draw:text-style-name="P4" draw:layer="layout" draw:type="line" svg:x1="10.489cm" svg:y1="10.536cm" svg:x2="10.958cm" svg:y2="10.965cm" draw:start-shape="id3" draw:start-glue-point="2" draw:end-shape="id8" draw:end-glue-point="0">
          <text:p/>
        </draw:connector>
        <draw:connector draw:style-name="gr5" draw:text-style-name="P4" draw:layer="layout" draw:type="line" svg:x1="13.422cm" svg:y1="10.536cm" svg:x2="13.418cm" svg:y2="10.965cm" draw:start-shape="id4" draw:start-glue-point="2" draw:end-shape="id9" draw:end-glue-point="0">
          <text:p/>
        </draw:connector>
        <draw:connector draw:style-name="gr5" draw:text-style-name="P4" draw:layer="layout" draw:type="line" svg:x1="12.443cm" svg:y1="11.46cm" svg:x2="12.445cm" svg:y2="11.889cm" draw:start-shape="id5" draw:start-glue-point="2" draw:end-shape="id10" draw:end-glue-point="0">
          <text:p/>
        </draw:connector>
        <draw:connector draw:style-name="gr5" draw:text-style-name="P4" draw:layer="layout" draw:type="line" svg:x1="11.7cm" svg:y1="11.46cm" svg:x2="11.7cm" svg:y2="11.889cm" draw:start-shape="id6" draw:start-glue-point="2" draw:end-shape="id11" draw:end-glue-point="0">
          <text:p/>
        </draw:connector>
        <draw:connector draw:style-name="gr5" draw:text-style-name="P4" draw:layer="layout" draw:type="line" svg:x1="10.059cm" svg:y1="11.46cm" svg:x2="10.059cm" svg:y2="11.889cm" draw:start-shape="id7" draw:start-glue-point="2" draw:end-shape="id12" draw:end-glue-point="0">
          <text:p/>
        </draw:connector>
        <draw:connector draw:style-name="gr5" draw:text-style-name="P4" draw:layer="layout" draw:type="line" svg:x1="10.958cm" svg:y1="11.46cm" svg:x2="10.958cm" svg:y2="11.889cm" draw:start-shape="id8" draw:start-glue-point="2" draw:end-shape="id13" draw:end-glue-point="0">
          <text:p/>
        </draw:connector>
        <draw:connector draw:style-name="gr5" draw:text-style-name="P4" draw:layer="layout" draw:type="line" svg:x1="13.418cm" svg:y1="11.46cm" svg:x2="13.418cm" svg:y2="11.889cm" draw:start-shape="id9" draw:start-glue-point="2" draw:end-shape="id14" draw:end-glue-point="0">
          <text:p/>
        </draw:connector>
        <draw:rect draw:style-name="gr10" draw:text-style-name="P4" draw:id="id15" draw:layer="layout" svg:width="0.585cm" svg:height="0.495cm" svg:x="9.767cm" svg:y="12.88cm">
          <text:p/>
        </draw:rect>
        <draw:rect draw:style-name="gr10" draw:text-style-name="P4" draw:id="id16" draw:layer="layout" svg:width="0.585cm" svg:height="0.495cm" svg:x="10.666cm" svg:y="12.88cm">
          <text:p/>
        </draw:rect>
        <draw:rect draw:style-name="gr10" draw:text-style-name="P4" draw:id="id17" draw:layer="layout" svg:width="0.586cm" svg:height="0.495cm" svg:x="12.658cm" svg:y="12.88cm">
          <text:p/>
        </draw:rect>
        <draw:rect draw:style-name="gr10" draw:text-style-name="P4" draw:id="id18" draw:layer="layout" svg:width="0.585cm" svg:height="0.495cm" svg:x="13.634cm" svg:y="12.88cm">
          <text:p/>
        </draw:rect>
        <draw:rect draw:style-name="gr10" draw:text-style-name="P4" draw:id="id19" draw:layer="layout" svg:width="0.586cm" svg:height="0.495cm" svg:x="12.658cm" svg:y="13.805cm">
          <text:p/>
        </draw:rect>
        <draw:connector draw:style-name="gr5" draw:text-style-name="P4" draw:layer="layout" draw:type="line" svg:x1="10.059cm" svg:y1="12.384cm" svg:x2="10.059cm" svg:y2="12.88cm" draw:start-shape="id12" draw:start-glue-point="2" draw:end-shape="id15" draw:end-glue-point="0">
          <text:p/>
        </draw:connector>
        <draw:connector draw:style-name="gr5" draw:text-style-name="P4" draw:layer="layout" draw:type="line" svg:x1="10.958cm" svg:y1="12.384cm" svg:x2="10.958cm" svg:y2="12.88cm" draw:start-shape="id13" draw:start-glue-point="2" draw:end-shape="id16" draw:end-glue-point="0">
          <text:p/>
        </draw:connector>
        <draw:connector draw:style-name="gr5" draw:text-style-name="P4" draw:layer="layout" draw:type="line" svg:x1="13.418cm" svg:y1="12.384cm" svg:x2="12.951cm" svg:y2="12.88cm" draw:start-shape="id14" draw:start-glue-point="2" draw:end-shape="id17" draw:end-glue-point="0">
          <text:p/>
        </draw:connector>
        <draw:connector draw:style-name="gr5" draw:text-style-name="P4" draw:layer="layout" draw:type="line" svg:x1="13.418cm" svg:y1="12.384cm" svg:x2="13.926cm" svg:y2="12.88cm" draw:start-shape="id14" draw:start-glue-point="2" draw:end-shape="id18" draw:end-glue-point="0">
          <text:p/>
        </draw:connector>
        <draw:connector draw:style-name="gr5" draw:text-style-name="P4" draw:layer="layout" draw:type="line" svg:x1="12.951cm" svg:y1="13.375cm" svg:x2="12.951cm" svg:y2="13.805cm" draw:start-shape="id17" draw:start-glue-point="2" draw:end-shape="id19" draw:end-glue-point="0">
          <text:p/>
        </draw:connector>
        <draw:frame draw:style-name="gr11" draw:text-style-name="P4" draw:layer="layout" svg:width="0.585cm" svg:height="0.261cm" svg:x="11.312cm" svg:y="9.102cm">
          <draw:image xlink:href="Pictures/2000001300000BFE000006693FC029A7.svm" xlink:type="simple" xlink:show="embed" xlink:actuate="onLoad">
            <text:p/>
          </draw:image>
        </draw:frame>
        <draw:frame draw:style-name="gr11" draw:text-style-name="P4" draw:layer="layout" svg:width="0.586cm" svg:height="0.261cm" svg:x="11.743cm" svg:y="10.139cm">
          <draw:image xlink:href="Pictures/2000001500000C18000006695ECF1F8B.svm" xlink:type="simple" xlink:show="embed" xlink:actuate="onLoad">
            <text:p/>
          </draw:image>
        </draw:frame>
        <draw:frame draw:style-name="gr11" draw:text-style-name="P4" draw:layer="layout" svg:width="0.586cm" svg:height="0.248cm" svg:x="10.204cm" svg:y="10.139cm">
          <draw:image xlink:href="Pictures/2000001E00000CD100000669FC887E0D.svm" xlink:type="simple" xlink:show="embed" xlink:actuate="onLoad">
            <text:p/>
          </draw:image>
        </draw:frame>
        <draw:frame draw:style-name="gr11" draw:text-style-name="P4" draw:layer="layout" svg:width="0.586cm" svg:height="0.247cm" svg:x="13.134cm" svg:y="10.172cm">
          <draw:image xlink:href="Pictures/2000001A00000CD100000669AF263BAB.svm" xlink:type="simple" xlink:show="embed" xlink:actuate="onLoad">
            <text:p/>
          </draw:image>
        </draw:frame>
        <draw:frame draw:style-name="gr11" draw:text-style-name="P4" draw:layer="layout" svg:width="0.495cm" svg:height="0.364cm" svg:x="12.225cm" svg:y="11.016cm">
          <draw:image xlink:href="Pictures/200000170000084500000722B989B69D.svm" xlink:type="simple" xlink:show="embed" xlink:actuate="onLoad">
            <text:p/>
          </draw:image>
        </draw:frame>
        <draw:frame draw:style-name="gr11" draw:text-style-name="P4" draw:layer="layout" svg:width="0.379cm" svg:height="0.364cm" svg:x="11.559cm" svg:y="11.033cm">
          <draw:image xlink:href="Pictures/200000150000064E000007221AB6DAB5.svm" xlink:type="simple" xlink:show="embed" xlink:actuate="onLoad">
            <text:p/>
          </draw:image>
        </draw:frame>
        <draw:frame draw:style-name="gr11" draw:text-style-name="P4" draw:layer="layout" svg:width="0.61cm" svg:height="0.33cm" svg:x="12.138cm" svg:y="12.012cm">
          <draw:image xlink:href="Pictures/200000130000064E00000408D0E52087.svm" xlink:type="simple" xlink:show="embed" xlink:actuate="onLoad">
            <text:p/>
          </draw:image>
        </draw:frame>
        <draw:frame draw:style-name="gr11" draw:text-style-name="P4" draw:layer="layout" svg:width="0.449cm" svg:height="0.364cm" svg:x="11.565cm" svg:y="11.997cm">
          <draw:image xlink:href="Pictures/200000110000043D00000408D2109836.svm" xlink:type="simple" xlink:show="embed" xlink:actuate="onLoad">
            <text:p/>
          </draw:image>
        </draw:frame>
        <draw:frame draw:style-name="gr11" draw:text-style-name="P4" draw:layer="layout" svg:width="0.508cm" svg:height="0.207cm" svg:x="9.793cm" svg:y="11.084cm">
          <draw:image xlink:href="Pictures/2000001A00000D0600000669D902936C.svm" xlink:type="simple" xlink:show="embed" xlink:actuate="onLoad">
            <text:p/>
          </draw:image>
        </draw:frame>
        <draw:frame draw:style-name="gr11" draw:text-style-name="P4" draw:layer="layout" svg:width="0.585cm" svg:height="0.277cm" svg:x="10.666cm" svg:y="11.064cm">
          <draw:image xlink:href="Pictures/2000001A00000C18000006D3694AA3EA.svm" xlink:type="simple" xlink:show="embed" xlink:actuate="onLoad">
            <text:p/>
          </draw:image>
        </draw:frame>
        <draw:frame draw:style-name="gr11" draw:text-style-name="P4" draw:layer="layout" svg:width="0.587cm" svg:height="0.231cm" svg:x="13.129cm" svg:y="11.084cm">
          <draw:image xlink:href="Pictures/2000001A00000DA500000669AB6511E9.svm" xlink:type="simple" xlink:show="embed" xlink:actuate="onLoad">
            <text:p/>
          </draw:image>
        </draw:frame>
        <draw:frame draw:style-name="gr11" draw:text-style-name="P4" draw:layer="layout" svg:width="0.585cm" svg:height="0.343cm" svg:x="9.767cm" svg:y="11.978cm">
          <draw:image xlink:href="Pictures/200000180000093300000669DB445A9A.svm" xlink:type="simple" xlink:show="embed" xlink:actuate="onLoad">
            <text:p/>
          </draw:image>
        </draw:frame>
        <draw:frame draw:style-name="gr11" draw:text-style-name="P4" draw:layer="layout" svg:width="0.508cm" svg:height="0.33cm" svg:x="9.827cm" svg:y="12.964cm">
          <draw:image xlink:href="Pictures/2000001700000845000006696657A0EA.svm" xlink:type="simple" xlink:show="embed" xlink:actuate="onLoad">
            <text:p/>
          </draw:image>
        </draw:frame>
        <draw:frame draw:style-name="gr11" draw:text-style-name="P4" draw:layer="layout" svg:width="0.508cm" svg:height="0.293cm" svg:x="10.682cm" svg:y="12.003cm">
          <draw:image xlink:href="Pictures/200000140000073D000004F714EF0832.svm" xlink:type="simple" xlink:show="embed" xlink:actuate="onLoad">
            <text:p/>
          </draw:image>
        </draw:frame>
        <draw:frame draw:style-name="gr11" draw:text-style-name="P4" draw:layer="layout" svg:width="0.609cm" svg:height="0.364cm" svg:x="10.651cm" svg:y="12.901cm">
          <draw:image xlink:href="Pictures/200000130000064E0000047260F7BDA4.svm" xlink:type="simple" xlink:show="embed" xlink:actuate="onLoad">
            <text:p/>
          </draw:image>
        </draw:frame>
        <draw:frame draw:style-name="gr11" draw:text-style-name="P4" draw:layer="layout" svg:width="0.508cm" svg:height="0.277cm" svg:x="13.199cm" svg:y="11.989cm">
          <draw:image xlink:href="Pictures/20000018000009D200000669C4C6226C.svm" xlink:type="simple" xlink:show="embed" xlink:actuate="onLoad">
            <text:p/>
          </draw:image>
        </draw:frame>
        <draw:frame draw:style-name="gr11" draw:text-style-name="P4" draw:layer="layout" svg:width="0.508cm" svg:height="0.3cm" svg:x="13.712cm" svg:y="12.947cm">
          <draw:image xlink:href="Pictures/20000017000008FE0000064ECB889998.svm" xlink:type="simple" xlink:show="embed" xlink:actuate="onLoad">
            <text:p/>
          </draw:image>
        </draw:frame>
        <draw:frame draw:style-name="gr11" draw:text-style-name="P4" draw:layer="layout" svg:width="0.601cm" svg:height="0.253cm" svg:x="12.682cm" svg:y="12.99cm">
          <draw:image xlink:href="Pictures/20000013000005FF0000030067B687D9.svm" xlink:type="simple" xlink:show="embed" xlink:actuate="onLoad">
            <text:p/>
          </draw:image>
        </draw:frame>
        <draw:frame draw:style-name="gr11" draw:text-style-name="P4" draw:layer="layout" svg:width="0.506cm" svg:height="0.253cm" svg:x="12.775cm" svg:y="13.915cm">
          <draw:image xlink:href="Pictures/20000012000005110000030076AC0FE1.svm" xlink:type="simple" xlink:show="embed" xlink:actuate="onLoad">
            <text:p/>
          </draw:image>
        </draw:frame>
        <draw:connector draw:style-name="gr5" draw:text-style-name="P4" draw:layer="layout" draw:type="line" svg:x1="13.422cm" svg:y1="10.536cm" svg:x2="12.445cm" svg:y2="11.889cm" draw:start-shape="id4" draw:start-glue-point="2" draw:end-shape="id10" draw:end-glue-point="0">
          <text:p/>
        </draw:connector>
        <draw:connector draw:style-name="gr5" draw:text-style-name="P4" draw:layer="layout" draw:type="line" svg:x1="11.999cm" svg:y1="2.7cm" svg:x2="6.95cm" svg:y2="3.019cm" draw:start-shape="id20" draw:start-glue-point="7" draw:end-shape="id21" draw:end-glue-point="0">
          <text:p/>
        </draw:connector>
        <draw:connector draw:style-name="gr12" draw:text-style-name="P4" draw:layer="layout" draw:type="line" svg:x1="7.163cm" svg:y1="6.369cm" svg:x2="9.3cm" svg:y2="7.15cm" draw:start-shape="id22" draw:start-glue-point="2" draw:end-shape="id23" draw:end-glue-point="3">
          <text:p/>
        </draw:connector>
        <draw:connector draw:style-name="gr12" draw:text-style-name="P4" draw:layer="layout" draw:type="line" svg:x1="11.65cm" svg:y1="7.9cm" svg:x2="11.622cm" svg:y2="8.983cm" draw:start-shape="id23" draw:start-glue-point="2" draw:end-shape="id1" draw:end-glue-point="0">
          <text:p/>
        </draw:connector>
        <draw:connector draw:style-name="gr13" draw:text-style-name="P4" draw:layer="layout" draw:type="lines" draw:line-skew="2.057cm" svg:x1="12.247cm" svg:y1="10.75cm" svg:x2="15.003cm" svg:y2="14.736cm" draw:start-shape="id24" draw:start-glue-point="0">
          <text:p/>
        </draw:connector>
        <draw:custom-shape draw:style-name="gr14" draw:text-style-name="P4" draw:layer="layout" svg:width="9cm" svg:height="2.5cm" svg:x="7.8cm" svg:y="14.8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1" draw:text-style-name="P4" draw:layer="layout" svg:width="2.2cm" svg:height="1.32cm" svg:x="8.29cm" svg:y="15.27cm">
          <draw:image xlink:href="Pictures/100000000000016D000000D78A6727EF.jpg" xlink:type="simple" xlink:show="embed" xlink:actuate="onLoad">
            <text:p/>
          </draw:image>
        </draw:frame>
        <draw:connector draw:style-name="gr5" draw:text-style-name="P4" draw:layer="layout" draw:type="line" svg:x1="11.999cm" svg:y1="2.7cm" svg:x2="15.905cm" svg:y2="3.037cm" draw:start-shape="id20" draw:start-glue-point="7">
          <text:p/>
        </draw:connector>
        <draw:frame draw:style-name="gr11" draw:text-style-name="P4" draw:layer="layout" svg:width="1.5cm" svg:height="1.29cm" svg:x="13.293cm" svg:y="15.381cm">
          <draw:image xlink:href="Pictures/10000000000000F9000000D7864A333F.jpg" xlink:type="simple" xlink:show="embed" xlink:actuate="onLoad">
            <text:p/>
          </draw:image>
        </draw:frame>
        <draw:rect draw:style-name="gr15" draw:text-style-name="P1" draw:layer="layout" svg:width="1cm" svg:height="1cm" svg:x="14.7cm" svg:y="15.7cm">
          <text:p text:style-name="P1">+</text:p>
        </draw:rect>
        <draw:line draw:style-name="gr16" draw:text-style-name="P4" draw:layer="layout" svg:x1="11cm" svg:y1="16cm" svg:x2="13cm" svg:y2="16cm">
          <text:p/>
        </draw:line>
        <draw:frame draw:style-name="gr11" draw:text-style-name="P4" draw:layer="layout" svg:width="0.973cm" svg:height="1.023cm" svg:x="15.527cm" svg:y="15.6cm">
          <draw:image xlink:href="Pictures/10000000000000730000007959A73318.jpg" xlink:type="simple" xlink:show="embed" xlink:actuate="onLoad">
            <text:p/>
          </draw:image>
        </draw:frame>
        <draw:rect draw:style-name="gr15" draw:text-style-name="P7" draw:layer="layout" svg:width="1cm" svg:height="1cm" svg:x="11.5cm" svg:y="16.1cm">
          <text:p text:style-name="P7"><text:span text:style-name="T4">α</text:span><text:span text:style-name="T5">-cleavage</text:span></text:p>
        </draw:rect>
        <draw:rect draw:style-name="gr15" draw:text-style-name="P7" draw:layer="layout" svg:width="1cm" svg:height="1cm" svg:x="11.5cm" svg:y="14.9cm">
          <text:p text:style-name="P7"><text:span text:style-name="T5">P=0.865%</text:span></text:p>
        </draw:rect>
        <draw:frame draw:style-name="gr11" draw:text-style-name="P4" draw:id="id25" draw:layer="layout" svg:width="4.09cm" svg:height="2.16cm" svg:x="14.011cm" svg:y="3.467cm">
          <draw:image xlink:href="Pictures/100000000000016D000000C1429E29C7.jpg" xlink:type="simple" xlink:show="embed" xlink:actuate="onLoad">
            <text:p/>
          </draw:image>
        </draw:frame>
        <draw:connector draw:style-name="gr12" draw:text-style-name="P4" draw:layer="layout" draw:type="line" svg:x1="16.056cm" svg:y1="5.627cm" svg:x2="14cm" svg:y2="7.15cm" draw:start-shape="id25" draw:start-glue-point="2" draw:end-shape="id23" draw:end-glue-point="1">
          <text:p/>
        </draw:connector>
        <presentation:notes draw:style-name="dp2">
          <draw:page-thumbnail draw:style-name="gr17" draw:layer="layout" svg:width="14.849cm" svg:height="11.137cm" svg:x="3.069cm" svg:y="2.257cm" draw:page-number="1" presentation:class="page"/>
          <draw:frame presentation:style-name="pr1" draw:text-style-name="P8" draw:layer="layout" svg:width="16.79cm" svg:height="13.366cm" svg:x="2.098cm" svg:y="14.108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fill-image draw:name="Empty" xlink:href="Pictures/100000000000000800000008913C8356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Albany AMT'" style:font-pitch-asian="variable" style:font-size-asian="24pt" style:language-asian="none" style:country-asian="none" style:font-family-complex="'Albany AMT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Albany AMT'" style:font-pitch-asian="variable" style:font-size-asian="18pt" style:font-style-asian="normal" style:font-weight-asian="normal" style:font-family-complex="'Albany AMT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Albany AMT'" style:font-family-generic="roman" style:font-pitch="variable" fo:font-size="44pt" fo:font-style="normal" fo:text-shadow="none" style:text-underline-style="none" fo:font-weight="normal" style:font-family-asian="'Albany AMT'" style:font-pitch-asian="variable" style:font-size-asian="44pt" style:font-style-asian="normal" style:font-weight-asian="normal" style:font-family-complex="'Albany AMT'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Albany AMT'" style:font-family-generic="roman" style:font-pitch="variable" fo:font-size="32pt" fo:font-style="normal" fo:text-shadow="none" style:text-underline-style="none" fo:font-weight="normal" style:font-family-asian="'Albany AMT'" style:font-pitch-asian="variable" style:font-size-asian="32pt" style:font-style-asian="normal" style:font-weight-asian="normal" style:font-family-complex="'Albany AMT'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Albany AMT'" style:font-family-generic="roman" style:font-pitch="variable" fo:font-size="20pt" fo:font-style="normal" fo:text-shadow="none" style:text-underline-style="none" fo:font-weight="normal" style:font-family-asian="'Albany AMT'" style:font-pitch-asian="variable" style:font-size-asian="20pt" style:font-style-asian="normal" style:font-weight-asian="normal" style:font-family-complex="'Albany AMT'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Albany AMT'" style:font-family-generic="roman" style:font-pitch="variable" fo:font-size="32pt" fo:font-style="normal" fo:text-shadow="none" style:text-underline-style="none" fo:font-weight="normal" style:font-family-asian="'Albany AMT'" style:font-pitch-asian="variable" style:font-size-asian="32pt" style:font-style-asian="normal" style:font-weight-asian="normal" style:font-family-complex="'Albany AMT'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03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3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2" draw:layer="backgroundobjects" svg:width="12.89cm" svg:height="1.04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89cm" svg:height="1.048cm" svg:x="16.812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89cm" svg:height="1.048cm" svg:x="0cm" svg:y="19.94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89cm" svg:height="1.048cm" svg:x="16.812cm" svg:y="19.94cm">
        <draw:text-box>
          <text:p text:style-name="P3"><text:span text:style-name="T1"><text:page-number>1</text:page-number></text:span></text:p>
        </draw:text-box>
      </draw:frame>
      <draw:page-thumbnail draw:layer="backgroundobjects" svg:width="5.94cm" svg:height="4.454cm" svg:x="2.97cm" svg:y="4.016cm" draw:page-number="1"/>
      <draw:page-thumbnail draw:layer="backgroundobjects" svg:width="5.94cm" svg:height="4.454cm" svg:x="11.881cm" svg:y="4.016cm"/>
      <draw:page-thumbnail draw:layer="backgroundobjects" svg:width="5.94cm" svg:height="4.454cm" svg:x="20.792cm" svg:y="4.016cm"/>
      <draw:page-thumbnail draw:layer="backgroundobjects" svg:width="5.94cm" svg:height="4.454cm" svg:x="2.97cm" svg:y="12.517cm"/>
      <draw:page-thumbnail draw:layer="backgroundobjects" svg:width="5.94cm" svg:height="4.454cm" svg:x="11.881cm" svg:y="12.517cm"/>
      <draw:page-thumbnail draw:layer="backgroundobjects" svg:width="5.94cm" svg:height="4.454cm" svg:x="20.792cm" svg:y="12.517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2" draw:layer="backgroundobjects" svg:width="6.523cm" svg:height="1.448cm" svg:x="1.4cm" svg:y="19.131cm" presentation:class="date-time">
        <draw:text-box>
          <text:p text:style-name="P2"><text:span text:style-name="T1"><presentation:date-time/></text:span></text:p>
        </draw:text-box>
      </draw:frame>
      <draw:frame presentation:style-name="pr1" draw:text-style-name="P5" draw:layer="backgroundobjects" svg:width="8.875cm" svg:height="1.448cm" svg:x="9.576cm" svg:y="19.131cm" presentation:class="footer">
        <draw:text-box>
          <text:p text:style-name="P5"><text:span text:style-name="T1"><presentation:footer/></text:span></text:p>
        </draw:text-box>
      </draw:frame>
      <draw:frame presentation:style-name="pr1" draw:text-style-name="P4" draw:layer="backgroundobjects" svg:width="6.523cm" svg:height="1.448cm" svg:x="20.075cm" svg:y="19.131cm" presentation:class="page-number">
        <draw:text-box>
          <text:p text:style-name="P4"><text:span text:style-name="T1"><text:page-number>1</text:page-number></text:span></text:p>
        </draw:text-box>
      </draw:frame>
      <presentation:notes style:page-layout-name="PM2">
        <draw:page-thumbnail presentation:style-name="Default-title" draw:layer="backgroundobjects" svg:width="14.849cm" svg:height="11.137cm" svg:x="3.069cm" svg:y="2.257cm" presentation:class="page"/>
        <draw:frame presentation:style-name="Default-notes" draw:layer="backgroundobjects" svg:width="16.79cm" svg:height="13.365cm" svg:x="2.098cm" svg:y="14.108cm" presentation:class="notes" presentation:placeholder="true">
          <draw:text-box/>
        </draw:frame>
        <draw:frame presentation:style-name="pr2" draw:text-style-name="P2" draw:layer="backgroundobjects" svg:width="9.108cm" svg:height="1.484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2" draw:text-style-name="P4" draw:layer="backgroundobjects" svg:width="9.108cm" svg:height="1.484cm" svg:x="11.88cm" svg:y="0cm" presentation:class="date-time">
          <draw:text-box>
            <text:p text:style-name="P4"><text:span text:style-name="T1"><presentation:date-time/></text:span></text:p>
          </draw:text-box>
        </draw:frame>
        <draw:frame presentation:style-name="pr3" draw:text-style-name="P2" draw:layer="backgroundobjects" svg:width="9.108cm" svg:height="1.484cm" svg:x="0cm" svg:y="28.218cm" presentation:class="footer">
          <draw:text-box>
            <text:p text:style-name="P2"><text:span text:style-name="T1"><presentation:footer/></text:span></text:p>
          </draw:text-box>
        </draw:frame>
        <draw:frame presentation:style-name="pr3" draw:text-style-name="P4" draw:layer="backgroundobjects" svg:width="9.108cm" svg:height="1.484cm" svg:x="11.88cm" svg:y="28.218cm" presentation:class="page-number">
          <draw:text-box>
            <text:p text:style-name="P4"><text:span text:style-name="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$Build-8825</meta:generator>
    <meta:creation-date>2007-04-02T10:27:39</meta:creation-date>
    <dc:date>2007-04-02T13:56:16</dc:date>
    <meta:print-date>2007-04-02T13:48:20</meta:print-date>
    <dc:language>en-US</dc:language>
    <meta:editing-cycles>7</meta:editing-cycles>
    <meta:editing-duration>PT2H8M57S</meta:editing-duration>
    <meta:user-defined meta:name="Info 1"/>
    <meta:user-defined meta:name="Info 2"/>
    <meta:user-defined meta:name="Info 3"/>
    <meta:user-defined meta:name="Info 4"/>
    <meta:document-statistic meta:object-count="124"/>
  </office:meta>
</office:document-meta>
</file>